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5-10-2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5-07-24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5-04-0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5-01-08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4-10-0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4-07-10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4-04-10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4-01-0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3-10-1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3-07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3-04-1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3-01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2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2-07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2-04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2-01-1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1-10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1-07-19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1-04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1-01-06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0-10-2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20-01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9-10-22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9-07-2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9-04-1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9-01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8-10-24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8-07-0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8-04-0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8-01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7-10-2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7-07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7-04-2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7-01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6-10-1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6-07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6-04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6-01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5-10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5-07-20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5-04-0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5-01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4-10-3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4-08-0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4-04-1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4-01-1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3-07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3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3-02-1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2-03-0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1-12-1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1-09-2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1-06-0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0-10-1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10-06-1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9-12-2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9-09-16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7-12-1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7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6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5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5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5-03-1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4-12-2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4-06-0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4-03-0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3-12-1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3-09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3-06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3-03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2-09-16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2-06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2-03-1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1-12-1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1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1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0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0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2000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9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9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9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8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6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6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110</text:p>
          </table:table-cell>
          <table:table-cell office:value-type="string" calcext:value-type="string">
            <text:p>02S/02W-17CBB</text:p>
          </table:table-cell>
          <table:table-cell office:value-type="string" calcext:value-type="string">
            <text:p>1996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